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1E9E4B2BBDB1A250.png" manifest:media-type="image/png"/>
  <manifest:file-entry manifest:full-path="Pictures/10000000000003E8000003E87EF1859770A9A68F.png" manifest:media-type="image/png"/>
  <manifest:file-entry manifest:full-path="Pictures/10000000000003E8000003E8B000EA1C15ECE92C.png" manifest:media-type="image/png"/>
  <manifest:file-entry manifest:full-path="Pictures/10000000000003E8000003E875A96F4BDA564A42.png" manifest:media-type="image/png"/>
  <manifest:file-entry manifest:full-path="Pictures/10000000000003E8000003E866C8E59D91FB6C9E.png" manifest:media-type="image/png"/>
  <manifest:file-entry manifest:full-path="Pictures/10000000000003E8000003E84700FB4EDC98A951.png" manifest:media-type="image/png"/>
  <manifest:file-entry manifest:full-path="Pictures/10000000000003E8000003E8ED8AA194B5B135A9.png" manifest:media-type="image/png"/>
  <manifest:file-entry manifest:full-path="Pictures/10000000000003E8000003E8D46F17BFFC8FADBF.png" manifest:media-type="image/png"/>
  <manifest:file-entry manifest:full-path="Pictures/10000001000009A90000048AA73F6FC5F2BF1438.png" manifest:media-type="image/png"/>
  <manifest:file-entry manifest:full-path="Pictures/10000000000003E8000003E8D8465C4F7A37526D.png" manifest:media-type="image/png"/>
  <manifest:file-entry manifest:full-path="Pictures/10000000000003E8000003E89CA9757AD94A6E26.png" manifest:media-type="image/png"/>
  <manifest:file-entry manifest:full-path="Pictures/10000000000003E8000003E8A91ABB0E9EBCCABD.png" manifest:media-type="image/png"/>
  <manifest:file-entry manifest:full-path="Pictures/10000000000003E8000003E870096B786B2775FC.png" manifest:media-type="image/png"/>
  <manifest:file-entry manifest:full-path="Pictures/10000000000003E8000003E81098ADADDDD556D0.png" manifest:media-type="image/png"/>
  <manifest:file-entry manifest:full-path="Pictures/10000000000003E8000003E84D1555157E1CE46A.png" manifest:media-type="image/png"/>
  <manifest:file-entry manifest:full-path="Pictures/10000000000003E8000003E8ECAA4789949A16F2.png" manifest:media-type="image/png"/>
  <manifest:file-entry manifest:full-path="Pictures/10000000000003E8000003E89E0FA8C01FFF1E7D.png" manifest:media-type="image/png"/>
  <manifest:file-entry manifest:full-path="Pictures/10000000000003E8000003E8898CEC26DAD1DC9A.png" manifest:media-type="image/png"/>
  <manifest:file-entry manifest:full-path="Pictures/10000001000009A90000048A54A299D62EF3B884.png" manifest:media-type="image/png"/>
  <manifest:file-entry manifest:full-path="Pictures/10000000000003E8000003E8EF9EE482DE964559.png" manifest:media-type="image/png"/>
  <manifest:file-entry manifest:full-path="Pictures/10000000000003E8000003E89278EB23C4DE7176.png" manifest:media-type="image/png"/>
  <manifest:file-entry manifest:full-path="Pictures/10000000000003E8000003E82ABD8A0CD01D7CCA.png" manifest:media-type="image/png"/>
  <manifest:file-entry manifest:full-path="Pictures/10000001000009A90000048A793CE2FD6BADFDDC.png" manifest:media-type="image/png"/>
  <manifest:file-entry manifest:full-path="Pictures/10000000000003E8000003E83C78737E7BA08D42.png" manifest:media-type="image/png"/>
  <manifest:file-entry manifest:full-path="Pictures/10000000000003E8000003E8599CE34F045F7177.png" manifest:media-type="image/png"/>
  <manifest:file-entry manifest:full-path="Pictures/10000000000003E8000003E8C98950BA1804515D.png" manifest:media-type="image/png"/>
  <manifest:file-entry manifest:full-path="Pictures/10000000000003E8000003E8B27A357CAA2CB5BB.png" manifest:media-type="image/png"/>
  <manifest:file-entry manifest:full-path="Pictures/10000000000003E8000003E8DBA791E28E041BE8.png" manifest:media-type="image/png"/>
  <manifest:file-entry manifest:full-path="Pictures/10000000000003E8000003E8C893073FDDB4EA9E.png" manifest:media-type="image/png"/>
  <manifest:file-entry manifest:full-path="Pictures/10000000000003E8000003E8ADA8A690E4D3954A.png" manifest:media-type="image/png"/>
  <manifest:file-entry manifest:full-path="Pictures/10000000000003E8000003E8194332F5491CBAC6.png" manifest:media-type="image/png"/>
  <manifest:file-entry manifest:full-path="Pictures/10000000000003E8000003E80DE971E1AD605C7C.png" manifest:media-type="image/png"/>
  <manifest:file-entry manifest:full-path="Pictures/10000000000003E8000003E855597C4F30472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2.65cm" fo:min-width="0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3.85cm" fo:min-width="1.56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3.65cm" fo:min-width="1.56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4.65cm" fo:min-width="4.06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2.65cm" fo:min-width="4.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4000" draw:marker-start-width="0.35cm" draw:marker-end-width="0.35cm" draw:fill="none" draw:fill-color="#ff4000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01cm" svg:y="3.685cm">
          <draw:text-box>
            <text:p>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draw:frame draw:style-name="gr2" draw:text-style-name="P3" draw:layer="layout" svg:width="7.1cm" svg:height="7.1cm" svg:x="1.4cm" svg:y="-6.599cm">
          <draw:image xlink:href="Pictures/10000000000003E8000003E866C8E59D91FB6C9E.png" xlink:type="simple" xlink:show="embed" xlink:actuate="onLoad" draw:mime-type="image/png">
            <text:p/>
          </draw:image>
        </draw:frame>
        <draw:frame draw:style-name="gr2" draw:text-style-name="P3" draw:layer="layout" svg:width="7cm" svg:height="7cm" svg:x="-0.5cm" svg:y="10.501cm">
          <draw:image xlink:href="Pictures/10000000000003E8000003E89E0FA8C01FFF1E7D.png" xlink:type="simple" xlink:show="embed" xlink:actuate="onLoad" draw:mime-type="image/png">
            <text:p/>
          </draw:image>
        </draw:frame>
        <draw:custom-shape draw:style-name="gr3" draw:text-style-name="P4" draw:layer="layout" svg:width="1cm" svg:height="3cm" svg:x="6.9cm" svg:y="2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62cm" svg:height="4.2cm" svg:x="8.838cm" svg:y="1.8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8cm" svg:x="18cm" svg:y="-3.499cm">
          <draw:image xlink:href="Pictures/10000000000003E8000003E81098ADADDDD556D0.png" xlink:type="simple" xlink:show="embed" xlink:actuate="onLoad" draw:mime-type="image/png">
            <text:p/>
          </draw:image>
        </draw:frame>
        <draw:frame draw:style-name="gr2" draw:text-style-name="P3" draw:layer="layout" svg:width="7.375cm" svg:height="7.375cm" svg:x="10.5cm" svg:y="-7.874cm">
          <draw:image xlink:href="Pictures/10000000000003E8000003E8D8465C4F7A37526D.png" xlink:type="simple" xlink:show="embed" xlink:actuate="onLoad" draw:mime-type="image/png">
            <text:p/>
          </draw:image>
        </draw:frame>
        <draw:frame draw:style-name="gr2" draw:text-style-name="P3" draw:layer="layout" svg:width="8.749cm" svg:height="8.749cm" svg:x="14.5cm" svg:y="4.501cm">
          <draw:image xlink:href="Pictures/10000000000003E8000003E89CA9757AD94A6E26.png" xlink:type="simple" xlink:show="embed" xlink:actuate="onLoad" draw:mime-type="image/png">
            <text:p/>
          </draw:image>
        </draw:frame>
        <draw:frame draw:style-name="gr2" draw:text-style-name="P3" draw:layer="layout" svg:width="7.235cm" svg:height="7.235cm" svg:x="7.165cm" svg:y="8.266cm">
          <draw:image xlink:href="Pictures/10000000000003E8000003E875A96F4BDA564A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draw:frame draw:style-name="gr2" draw:text-style-name="P3" draw:layer="layout" svg:width="7.1cm" svg:height="7.1cm" svg:x="1.4cm" svg:y="-6.599cm">
          <draw:image xlink:href="Pictures/10000000000003E8000003E866C8E59D91FB6C9E.png" xlink:type="simple" xlink:show="embed" xlink:actuate="onLoad" draw:mime-type="image/png">
            <text:p/>
          </draw:image>
        </draw:frame>
        <draw:frame draw:style-name="gr2" draw:text-style-name="P3" draw:layer="layout" svg:width="7cm" svg:height="7cm" svg:x="-0.5cm" svg:y="10.501cm">
          <draw:image xlink:href="Pictures/10000000000003E8000003E89E0FA8C01FFF1E7D.png" xlink:type="simple" xlink:show="embed" xlink:actuate="onLoad" draw:mime-type="image/png">
            <text:p/>
          </draw:image>
        </draw:frame>
        <draw:custom-shape draw:style-name="gr3" draw:text-style-name="P4" draw:layer="layout" svg:width="1cm" svg:height="3cm" svg:x="6.9cm" svg:y="2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62cm" svg:height="4.2cm" svg:x="8.838cm" svg:y="1.8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8cm" svg:x="18cm" svg:y="-3.499cm">
          <draw:image xlink:href="Pictures/10000000000003E8000003E81098ADADDDD556D0.png" xlink:type="simple" xlink:show="embed" xlink:actuate="onLoad" draw:mime-type="image/png">
            <text:p/>
          </draw:image>
        </draw:frame>
        <draw:frame draw:style-name="gr2" draw:text-style-name="P3" draw:layer="layout" svg:width="7.375cm" svg:height="7.375cm" svg:x="10.5cm" svg:y="-7.874cm">
          <draw:image xlink:href="Pictures/10000000000003E8000003E8D8465C4F7A37526D.png" xlink:type="simple" xlink:show="embed" xlink:actuate="onLoad" draw:mime-type="image/png">
            <text:p/>
          </draw:image>
        </draw:frame>
        <draw:frame draw:style-name="gr2" draw:text-style-name="P3" draw:layer="layout" svg:width="8.749cm" svg:height="8.749cm" svg:x="14.5cm" svg:y="4.501cm">
          <draw:image xlink:href="Pictures/10000000000003E8000003E89CA9757AD94A6E26.png" xlink:type="simple" xlink:show="embed" xlink:actuate="onLoad" draw:mime-type="image/png">
            <text:p/>
          </draw:image>
        </draw:frame>
        <draw:frame draw:style-name="gr2" draw:text-style-name="P3" draw:layer="layout" svg:width="7.235cm" svg:height="7.235cm" svg:x="7.165cm" svg:y="8.266cm">
          <draw:image xlink:href="Pictures/10000000000003E8000003E875A96F4BDA564A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draw:frame draw:style-name="gr2" draw:text-style-name="P3" draw:layer="layout" svg:width="7.1cm" svg:height="7.1cm" svg:x="1.4cm" svg:y="-6.599cm">
          <draw:image xlink:href="Pictures/10000000000003E8000003E866C8E59D91FB6C9E.png" xlink:type="simple" xlink:show="embed" xlink:actuate="onLoad" draw:mime-type="image/png">
            <text:p/>
          </draw:image>
        </draw:frame>
        <draw:frame draw:style-name="gr2" draw:text-style-name="P3" draw:layer="layout" svg:width="7cm" svg:height="7cm" svg:x="-0.5cm" svg:y="10.501cm">
          <draw:image xlink:href="Pictures/10000000000003E8000003E89E0FA8C01FFF1E7D.png" xlink:type="simple" xlink:show="embed" xlink:actuate="onLoad" draw:mime-type="image/png">
            <text:p/>
          </draw:image>
        </draw:frame>
        <draw:custom-shape draw:style-name="gr3" draw:text-style-name="P4" draw:layer="layout" svg:width="1cm" svg:height="3cm" svg:x="6.9cm" svg:y="2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62cm" svg:height="4.2cm" svg:x="8.838cm" svg:y="1.8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8cm" svg:x="18cm" svg:y="-3.499cm">
          <draw:image xlink:href="Pictures/10000000000003E8000003E81098ADADDDD556D0.png" xlink:type="simple" xlink:show="embed" xlink:actuate="onLoad" draw:mime-type="image/png">
            <text:p/>
          </draw:image>
        </draw:frame>
        <draw:frame draw:style-name="gr2" draw:text-style-name="P3" draw:layer="layout" svg:width="7.375cm" svg:height="7.375cm" svg:x="10.5cm" svg:y="-7.874cm">
          <draw:image xlink:href="Pictures/10000000000003E8000003E8D8465C4F7A37526D.png" xlink:type="simple" xlink:show="embed" xlink:actuate="onLoad" draw:mime-type="image/png">
            <text:p/>
          </draw:image>
        </draw:frame>
        <draw:frame draw:style-name="gr2" draw:text-style-name="P3" draw:layer="layout" svg:width="8.749cm" svg:height="8.749cm" svg:x="14.5cm" svg:y="4.501cm">
          <draw:image xlink:href="Pictures/10000000000003E8000003E89CA9757AD94A6E26.png" xlink:type="simple" xlink:show="embed" xlink:actuate="onLoad" draw:mime-type="image/png">
            <text:p/>
          </draw:image>
        </draw:frame>
        <draw:frame draw:style-name="gr2" draw:text-style-name="P3" draw:layer="layout" svg:width="7.235cm" svg:height="7.235cm" svg:x="7.165cm" svg:y="8.266cm">
          <draw:image xlink:href="Pictures/10000000000003E8000003E875A96F4BDA564A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03cm" svg:y="3.685cm">
          <draw:text-box>
            <text:p>2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draw:frame draw:style-name="gr2" draw:text-style-name="P3" draw:layer="layout" svg:width="8.9cm" svg:height="8.9cm" svg:x="20.5cm" svg:y="-7.523cm">
          <draw:image xlink:href="Pictures/10000000000003E8000003E8ED8AA194B5B135A9.png" xlink:type="simple" xlink:show="embed" xlink:actuate="onLoad" draw:mime-type="image/png">
            <text:p/>
          </draw:image>
        </draw:frame>
        <draw:custom-shape draw:style-name="gr5" draw:text-style-name="P4" draw:layer="layout" svg:width="2.162cm" svg:height="4cm" svg:x="16.838cm" svg:y="3.00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12cm" svg:height="8.712cm" svg:x="20.788cm" svg:y="1.59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20.9cm" svg:y="10.502cm">
          <draw:image xlink:href="Pictures/10000000000003E8000003E8ADA8A690E4D3954A.png" xlink:type="simple" xlink:show="embed" xlink:actuate="onLoad" draw:mime-type="image/png">
            <text:p/>
          </draw:image>
        </draw:frame>
        <draw:frame draw:style-name="gr2" draw:text-style-name="P3" draw:layer="layout" svg:width="8.206cm" svg:height="8.206cm" svg:x="7cm" svg:y="11.002cm">
          <draw:image xlink:href="Pictures/10000000000003E8000003E87EF1859770A9A68F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7cm" svg:y="2.312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7.951cm" svg:height="7.951cm" svg:x="10.649cm" svg:y="-5.849cm">
          <draw:image xlink:href="Pictures/10000000000003E8000003E8EF9EE482DE964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draw:frame draw:style-name="gr2" draw:text-style-name="P3" draw:layer="layout" svg:width="8.9cm" svg:height="8.9cm" svg:x="20.5cm" svg:y="-7.525cm">
          <draw:image xlink:href="Pictures/10000000000003E8000003E8ED8AA194B5B135A9.png" xlink:type="simple" xlink:show="embed" xlink:actuate="onLoad" draw:mime-type="image/png">
            <text:p/>
          </draw:image>
        </draw:frame>
        <draw:custom-shape draw:style-name="gr5" draw:text-style-name="P4" draw:layer="layout" svg:width="2.162cm" svg:height="4cm" svg:x="16.838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12cm" svg:height="8.712cm" svg:x="20.788cm" svg:y="1.588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20.9cm" svg:y="10.5cm">
          <draw:image xlink:href="Pictures/10000000000003E8000003E8ADA8A690E4D3954A.png" xlink:type="simple" xlink:show="embed" xlink:actuate="onLoad" draw:mime-type="image/png">
            <text:p/>
          </draw:image>
        </draw:frame>
        <draw:frame draw:style-name="gr2" draw:text-style-name="P3" draw:layer="layout" svg:width="8.206cm" svg:height="8.206cm" svg:x="7cm" svg:y="11cm">
          <draw:image xlink:href="Pictures/10000000000003E8000003E87EF1859770A9A68F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7cm" svg:y="2.31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7.951cm" svg:height="7.951cm" svg:x="10.649cm" svg:y="-5.851cm">
          <draw:image xlink:href="Pictures/10000000000003E8000003E8EF9EE482DE964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draw:frame draw:style-name="gr2" draw:text-style-name="P3" draw:layer="layout" svg:width="8.9cm" svg:height="8.9cm" svg:x="20.5cm" svg:y="-7.524cm">
          <draw:image xlink:href="Pictures/10000000000003E8000003E8ED8AA194B5B135A9.png" xlink:type="simple" xlink:show="embed" xlink:actuate="onLoad" draw:mime-type="image/png">
            <text:p/>
          </draw:image>
        </draw:frame>
        <draw:custom-shape draw:style-name="gr5" draw:text-style-name="P4" draw:layer="layout" svg:width="2.162cm" svg:height="4cm" svg:x="16.838cm" svg:y="3.0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12cm" svg:height="8.712cm" svg:x="20.788cm" svg:y="1.589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20.9cm" svg:y="10.501cm">
          <draw:image xlink:href="Pictures/10000000000003E8000003E8ADA8A690E4D3954A.png" xlink:type="simple" xlink:show="embed" xlink:actuate="onLoad" draw:mime-type="image/png">
            <text:p/>
          </draw:image>
        </draw:frame>
        <draw:frame draw:style-name="gr2" draw:text-style-name="P3" draw:layer="layout" svg:width="8.206cm" svg:height="8.206cm" svg:x="7cm" svg:y="11.001cm">
          <draw:image xlink:href="Pictures/10000000000003E8000003E87EF1859770A9A68F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7cm" svg:y="2.311cm">
          <draw:image xlink:href="Pictures/10000000000003E8000003E8B000EA1C15ECE92C.png" xlink:type="simple" xlink:show="embed" xlink:actuate="onLoad" draw:mime-type="image/png">
            <text:p/>
          </draw:image>
        </draw:frame>
        <draw:frame draw:style-name="gr2" draw:text-style-name="P3" draw:layer="layout" svg:width="7.951cm" svg:height="7.951cm" svg:x="10.649cm" svg:y="-5.85cm">
          <draw:image xlink:href="Pictures/10000000000003E8000003E8EF9EE482DE964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04cm" svg:y="3.685cm">
          <draw:text-box>
            <text:p>3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draw:custom-shape draw:style-name="gr6" draw:text-style-name="P4" draw:layer="layout" svg:width="4.662cm" svg:height="5cm" svg:x="16.338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cm" svg:height="8.7cm" svg:x="9.1cm" svg:y="-2cm">
          <draw:image xlink:href="Pictures/10000000000003E8000003E83C78737E7BA08D42.png" xlink:type="simple" xlink:show="embed" xlink:actuate="onLoad" draw:mime-type="image/png">
            <text:p/>
          </draw:image>
        </draw:frame>
        <draw:frame draw:style-name="gr2" draw:text-style-name="P3" draw:layer="layout" svg:width="7.749cm" svg:height="7.749cm" svg:x="20.751cm" svg:y="-3.749cm">
          <draw:image xlink:href="Pictures/10000000000003E8000003E8A91ABB0E9EBCCABD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2.4cm" svg:y="4.1cm">
          <draw:image xlink:href="Pictures/10000000000003E8000003E8898CEC26DAD1DC9A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1.2cm" svg:y="13.5cm">
          <draw:image xlink:href="Pictures/10000000000003E8000003E8C98950BA1804515D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8.5cm" svg:x="10.7cm" svg:y="13.5cm">
          <draw:image xlink:href="Pictures/10000000000003E8000003E82ABD8A0CD01D7CCA.png" xlink:type="simple" xlink:show="embed" xlink:actuate="onLoad" draw:mime-type="image/png">
            <text:p/>
          </draw:image>
        </draw:frame>
        <draw:frame draw:style-name="gr2" draw:text-style-name="P3" draw:layer="layout" svg:width="8.597cm" svg:height="8.597cm" svg:x="20.403cm" svg:y="13.5cm">
          <draw:image xlink:href="Pictures/10000000000003E8000003E8D46F17BFFC8FADBF.png" xlink:type="simple" xlink:show="embed" xlink:actuate="onLoad" draw:mime-type="image/png">
            <text:p/>
          </draw:image>
        </draw:frame>
        <draw:frame draw:style-name="gr2" draw:text-style-name="P3" draw:layer="layout" svg:width="8.034cm" svg:height="8.034cm" svg:x="0.966cm" svg:y="5.466cm">
          <draw:image xlink:href="Pictures/10000000000003E8000003E8B27A357CAA2CB5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draw:custom-shape draw:style-name="gr6" draw:text-style-name="P4" draw:layer="layout" svg:width="4.662cm" svg:height="5cm" svg:x="16.338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cm" svg:height="8.7cm" svg:x="9.1cm" svg:y="-2cm">
          <draw:image xlink:href="Pictures/10000000000003E8000003E83C78737E7BA08D42.png" xlink:type="simple" xlink:show="embed" xlink:actuate="onLoad" draw:mime-type="image/png">
            <text:p/>
          </draw:image>
        </draw:frame>
        <draw:frame draw:style-name="gr2" draw:text-style-name="P3" draw:layer="layout" svg:width="7.749cm" svg:height="7.749cm" svg:x="20.751cm" svg:y="-3.749cm">
          <draw:image xlink:href="Pictures/10000000000003E8000003E8A91ABB0E9EBCCABD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2.4cm" svg:y="4.1cm">
          <draw:image xlink:href="Pictures/10000000000003E8000003E8898CEC26DAD1DC9A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1.2cm" svg:y="13.5cm">
          <draw:image xlink:href="Pictures/10000000000003E8000003E8C98950BA1804515D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8.5cm" svg:x="10.7cm" svg:y="13.5cm">
          <draw:image xlink:href="Pictures/10000000000003E8000003E82ABD8A0CD01D7CCA.png" xlink:type="simple" xlink:show="embed" xlink:actuate="onLoad" draw:mime-type="image/png">
            <text:p/>
          </draw:image>
        </draw:frame>
        <draw:frame draw:style-name="gr2" draw:text-style-name="P3" draw:layer="layout" svg:width="8.597cm" svg:height="8.597cm" svg:x="20.403cm" svg:y="13.5cm">
          <draw:image xlink:href="Pictures/10000000000003E8000003E8D46F17BFFC8FADBF.png" xlink:type="simple" xlink:show="embed" xlink:actuate="onLoad" draw:mime-type="image/png">
            <text:p/>
          </draw:image>
        </draw:frame>
        <draw:frame draw:style-name="gr2" draw:text-style-name="P3" draw:layer="layout" svg:width="8.034cm" svg:height="8.034cm" svg:x="0.966cm" svg:y="5.466cm">
          <draw:image xlink:href="Pictures/10000000000003E8000003E8B27A357CAA2CB5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draw:custom-shape draw:style-name="gr6" draw:text-style-name="P4" draw:layer="layout" svg:width="4.662cm" svg:height="5cm" svg:x="16.338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7cm" svg:height="8.7cm" svg:x="9.1cm" svg:y="-2cm">
          <draw:image xlink:href="Pictures/10000000000003E8000003E83C78737E7BA08D42.png" xlink:type="simple" xlink:show="embed" xlink:actuate="onLoad" draw:mime-type="image/png">
            <text:p/>
          </draw:image>
        </draw:frame>
        <draw:frame draw:style-name="gr2" draw:text-style-name="P3" draw:layer="layout" svg:width="7.749cm" svg:height="7.749cm" svg:x="20.751cm" svg:y="-3.749cm">
          <draw:image xlink:href="Pictures/10000000000003E8000003E8A91ABB0E9EBCCABD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2.4cm" svg:y="4.1cm">
          <draw:image xlink:href="Pictures/10000000000003E8000003E8898CEC26DAD1DC9A.png" xlink:type="simple" xlink:show="embed" xlink:actuate="onLoad" draw:mime-type="image/png">
            <text:p/>
          </draw:image>
        </draw:frame>
        <draw:frame draw:style-name="gr2" draw:text-style-name="P3" draw:layer="layout" svg:width="8.4cm" svg:height="8.4cm" svg:x="1.2cm" svg:y="13.5cm">
          <draw:image xlink:href="Pictures/10000000000003E8000003E8C98950BA1804515D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8.5cm" svg:x="10.7cm" svg:y="13.5cm">
          <draw:image xlink:href="Pictures/10000000000003E8000003E82ABD8A0CD01D7CCA.png" xlink:type="simple" xlink:show="embed" xlink:actuate="onLoad" draw:mime-type="image/png">
            <text:p/>
          </draw:image>
        </draw:frame>
        <draw:frame draw:style-name="gr2" draw:text-style-name="P3" draw:layer="layout" svg:width="8.597cm" svg:height="8.597cm" svg:x="20.403cm" svg:y="13.5cm">
          <draw:image xlink:href="Pictures/10000000000003E8000003E8D46F17BFFC8FADBF.png" xlink:type="simple" xlink:show="embed" xlink:actuate="onLoad" draw:mime-type="image/png">
            <text:p/>
          </draw:image>
        </draw:frame>
        <draw:frame draw:style-name="gr2" draw:text-style-name="P3" draw:layer="layout" svg:width="8.034cm" svg:height="8.034cm" svg:x="0.966cm" svg:y="5.466cm">
          <draw:image xlink:href="Pictures/10000000000003E8000003E8B27A357CAA2CB5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1" draw:layer="layout" svg:width="25.199cm" svg:height="9.134cm" svg:x="1.404cm" svg:y="3.685cm">
          <draw:text-box>
            <text:p>4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draw:custom-shape draw:style-name="gr7" draw:text-style-name="P4" draw:layer="layout" svg:width="5.5cm" svg:height="3cm" svg:x="1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9cm" svg:height="7.9cm" svg:x="25.5cm" svg:y="5cm">
          <draw:image xlink:href="Pictures/10000000000003E8000003E8DBA791E28E041BE8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6cm" svg:y="-4.5cm">
          <draw:image xlink:href="Pictures/10000000000003E8000003E8194332F5491CBAC6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6.5cm" svg:y="4cm">
          <draw:image xlink:href="Pictures/10000000000003E8000003E8599CE34F045F7177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15.7cm" svg:y="7.5cm">
          <draw:image xlink:href="Pictures/10000000000003E8000003E80DE971E1AD605C7C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17.5cm" svg:y="-7cm">
          <draw:image xlink:href="Pictures/10000000000003E8000003E855597C4F3047214C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6.5cm" svg:x="10.5cm" svg:y="-4cm">
          <draw:image xlink:href="Pictures/10000000000003E8000003E8ED8AA194B5B135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draw:custom-shape draw:style-name="gr7" draw:text-style-name="P4" draw:layer="layout" svg:width="5.5cm" svg:height="3cm" svg:x="1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5cm" svg:height="6.5cm" svg:x="10.5cm" svg:y="-4cm">
          <draw:image xlink:href="Pictures/10000000000003E8000003E8ED8AA194B5B135A9.png" xlink:type="simple" xlink:show="embed" xlink:actuate="onLoad" draw:mime-type="image/png">
            <text:p/>
          </draw:image>
        </draw:frame>
        <draw:frame draw:style-name="gr2" draw:text-style-name="P3" draw:layer="layout" svg:width="7.9cm" svg:height="7.9cm" svg:x="25.5cm" svg:y="5cm">
          <draw:image xlink:href="Pictures/10000000000003E8000003E8DBA791E28E041BE8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6cm" svg:y="-4.5cm">
          <draw:image xlink:href="Pictures/10000000000003E8000003E8194332F5491CBAC6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6.5cm" svg:y="4cm">
          <draw:image xlink:href="Pictures/10000000000003E8000003E8599CE34F045F7177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15.7cm" svg:y="7.5cm">
          <draw:image xlink:href="Pictures/10000000000003E8000003E80DE971E1AD605C7C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17.5cm" svg:y="-7cm">
          <draw:image xlink:href="Pictures/10000000000003E8000003E855597C4F304721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draw:custom-shape draw:style-name="gr7" draw:text-style-name="P4" draw:layer="layout" svg:width="5.5cm" svg:height="3cm" svg:x="18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5cm" svg:height="6.5cm" svg:x="10.5cm" svg:y="-4cm">
          <draw:image xlink:href="Pictures/10000000000003E8000003E8ED8AA194B5B135A9.png" xlink:type="simple" xlink:show="embed" xlink:actuate="onLoad" draw:mime-type="image/png">
            <text:p/>
          </draw:image>
        </draw:frame>
        <draw:frame draw:style-name="gr2" draw:text-style-name="P3" draw:layer="layout" svg:width="7.9cm" svg:height="7.9cm" svg:x="25.5cm" svg:y="5cm">
          <draw:image xlink:href="Pictures/10000000000003E8000003E8DBA791E28E041BE8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26cm" svg:y="-4.5cm">
          <draw:image xlink:href="Pictures/10000000000003E8000003E8194332F5491CBAC6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6.5cm" svg:y="4cm">
          <draw:image xlink:href="Pictures/10000000000003E8000003E8599CE34F045F7177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7.5cm" svg:x="15.7cm" svg:y="7.5cm">
          <draw:image xlink:href="Pictures/10000000000003E8000003E80DE971E1AD605C7C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17.5cm" svg:y="-7cm">
          <draw:image xlink:href="Pictures/10000000000003E8000003E855597C4F304721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1" draw:layer="layout" svg:width="25.199cm" svg:height="9.134cm" svg:x="1.404cm" svg:y="3.685cm">
          <draw:text-box>
            <text:p>Et 5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1cm" svg:y="-7.875cm">
          <draw:image xlink:href="Pictures/10000000000003E8000003E8ECAA4789949A16F2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481cm" svg:height="10.481cm" svg:x="-4cm" svg:y="6.519cm">
          <draw:image xlink:href="Pictures/10000000000003E8000003E89278EB23C4DE7176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6.7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5cm" svg:height="7.5cm" svg:x="10cm" svg:y="-7cm">
          <draw:image xlink:href="Pictures/10000000000003E8000003E870096B786B2775FC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7.5cm" svg:y="-7.5cm">
          <draw:image xlink:href="Pictures/10000000000003E8000003E84700FB4EDC98A951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6cm" svg:y="6.8cm">
          <draw:image xlink:href="Pictures/10000000000003E8000003E8C893073FDDB4EA9E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0.8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24.5cm" svg:y="-4cm">
          <draw:image xlink:href="Pictures/10000000000003E8000003E8ED8AA194B5B135A9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26cm" svg:y="4cm">
          <draw:image xlink:href="Pictures/10000000000003E8000003E81E9E4B2BBDB1A250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6.8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5.7cm" svg:y="11cm">
          <draw:image xlink:href="Pictures/10000000000003E8000003E84D1555157E1CE46A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3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1cm" svg:y="-7.874cm">
          <draw:image xlink:href="Pictures/10000000000003E8000003E8ECAA4789949A16F2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1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481cm" svg:height="10.481cm" svg:x="-4cm" svg:y="6.52cm">
          <draw:image xlink:href="Pictures/10000000000003E8000003E89278EB23C4DE7176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6.7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5cm" svg:height="7.5cm" svg:x="10cm" svg:y="-6.999cm">
          <draw:image xlink:href="Pictures/10000000000003E8000003E870096B786B2775FC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7.5cm" svg:y="-7.499cm">
          <draw:image xlink:href="Pictures/10000000000003E8000003E84700FB4EDC98A951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6cm" svg:y="6.801cm">
          <draw:image xlink:href="Pictures/10000000000003E8000003E8C893073FDDB4EA9E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0.8cm" svg:y="4.8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24.5cm" svg:y="-3.999cm">
          <draw:image xlink:href="Pictures/10000000000003E8000003E8ED8AA194B5B135A9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26cm" svg:y="4.001cm">
          <draw:image xlink:href="Pictures/10000000000003E8000003E81E9E4B2BBDB1A250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6.8cm" svg:y="4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5.7cm" svg:y="11.001cm">
          <draw:image xlink:href="Pictures/10000000000003E8000003E84D1555157E1CE46A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9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3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1cm" svg:y="-7.874cm">
          <draw:image xlink:href="Pictures/10000000000003E8000003E8ECAA4789949A16F2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1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481cm" svg:height="10.481cm" svg:x="-4cm" svg:y="6.52cm">
          <draw:image xlink:href="Pictures/10000000000003E8000003E89278EB23C4DE7176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6.7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5cm" svg:height="7.5cm" svg:x="10cm" svg:y="-6.999cm">
          <draw:image xlink:href="Pictures/10000000000003E8000003E870096B786B2775FC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2.8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7.5cm" svg:y="-7.499cm">
          <draw:image xlink:href="Pictures/10000000000003E8000003E84700FB4EDC98A951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2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6cm" svg:y="6.801cm">
          <draw:image xlink:href="Pictures/10000000000003E8000003E8C893073FDDB4EA9E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0.8cm" svg:y="4.8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9cm" svg:x="24.5cm" svg:y="-3.999cm">
          <draw:image xlink:href="Pictures/10000000000003E8000003E8ED8AA194B5B135A9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26cm" svg:y="4.001cm">
          <draw:image xlink:href="Pictures/10000000000003E8000003E81E9E4B2BBDB1A250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6.8cm" svg:y="4.9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5cm" svg:height="9.5cm" svg:x="15.7cm" svg:y="11.001cm">
          <draw:image xlink:href="Pictures/10000000000003E8000003E84D1555157E1CE46A.png" xlink:type="simple" xlink:show="embed" xlink:actuate="onLoad" draw:mime-type="image/png">
            <text:p/>
          </draw:image>
        </draw:frame>
        <draw:custom-shape draw:style-name="gr8" draw:text-style-name="P4" draw:layer="layout" svg:width="1cm" svg:height="1cm" svg:x="17.8cm" svg:y="9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1" draw:text-style-name="P1" draw:layer="layout" svg:width="25.199cm" svg:height="9.134cm" svg:x="1.404cm" svg:y="3.685cm">
          <draw:text-box>
            <text:p>Fin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A73F6FC5F2BF14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frame draw:style-name="gr2" draw:text-style-name="P3" draw:layer="layout" svg:width="27.999cm" svg:height="13.155cm" svg:x="0cm" svg:y="0cm">
          <draw:image xlink:href="Pictures/10000001000009A90000048A793CE2FD6BADFD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frame draw:style-name="gr2" draw:text-style-name="P3" draw:layer="layout" svg:width="27.999cm" svg:height="13.155cm" svg:x="0cm" svg:y="-0.055cm">
          <draw:image xlink:href="Pictures/10000001000009A90000048A54A299D62EF3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0T11:45:07.096908889</meta:creation-date>
    <meta:generator>LibreOffice/7.3.7.2$Linux_X86_64 LibreOffice_project/30$Build-2</meta:generator>
    <dc:date>2024-07-10T14:29:25.008937072</dc:date>
    <meta:editing-duration>PT19M58S</meta:editing-duration>
    <meta:editing-cycles>5</meta:editing-cycles>
    <meta:document-statistic meta:object-count="231"/>
  </office:meta>
</office:document-meta>
</file>